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text-properties officeooo:paragraph-rsid="0c8b5238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c50ec9"/>
    </style:style>
    <style:style style:name="P54" style:family="paragraph" style:parent-style-name="Standard">
      <style:text-properties officeooo:paragraph-rsid="0cc5fe5b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09f881"/>
    </style:style>
    <style:style style:name="P57" style:family="paragraph" style:parent-style-name="Standard">
      <style:text-properties officeooo:paragraph-rsid="0d1ec96e"/>
    </style:style>
    <style:style style:name="P58" style:family="paragraph" style:parent-style-name="Standard">
      <style:text-properties officeooo:paragraph-rsid="0d5d07c4"/>
    </style:style>
    <style:style style:name="P59" style:family="paragraph" style:parent-style-name="Standard">
      <style:text-properties officeooo:paragraph-rsid="0d8c21b9"/>
    </style:style>
    <style:style style:name="P60" style:family="paragraph" style:parent-style-name="Standard">
      <style:text-properties officeooo:paragraph-rsid="0d72706e"/>
    </style:style>
    <style:style style:name="P61" style:family="paragraph" style:parent-style-name="Standard">
      <style:text-properties officeooo:paragraph-rsid="0dbec325"/>
    </style:style>
    <style:style style:name="P62" style:family="paragraph" style:parent-style-name="Standard">
      <style:text-properties officeooo:paragraph-rsid="0e03342d"/>
    </style:style>
    <style:style style:name="P63" style:family="paragraph" style:parent-style-name="Standard">
      <style:text-properties officeooo:paragraph-rsid="0e0463fc"/>
    </style:style>
    <style:style style:name="P64" style:family="paragraph" style:parent-style-name="Standard">
      <style:text-properties officeooo:paragraph-rsid="0e051aee"/>
    </style:style>
    <style:style style:name="P65" style:family="paragraph" style:parent-style-name="Standard">
      <style:text-properties officeooo:paragraph-rsid="0e0bda5c"/>
    </style:style>
    <style:style style:name="P66" style:family="paragraph" style:parent-style-name="Standard">
      <style:text-properties officeooo:paragraph-rsid="0e2a40f4"/>
    </style:style>
    <style:style style:name="P67" style:family="paragraph" style:parent-style-name="Standard">
      <style:text-properties officeooo:paragraph-rsid="0e38fc62"/>
    </style:style>
    <style:style style:name="P68" style:family="paragraph" style:parent-style-name="Standard">
      <style:text-properties officeooo:paragraph-rsid="0e61c509"/>
    </style:style>
    <style:style style:name="P69" style:family="paragraph" style:parent-style-name="Standard">
      <style:text-properties officeooo:paragraph-rsid="0e671814"/>
    </style:style>
    <style:style style:name="P70" style:family="paragraph" style:parent-style-name="Standard">
      <style:text-properties officeooo:paragraph-rsid="0e82f1b0"/>
    </style:style>
    <style:style style:name="P71" style:family="paragraph" style:parent-style-name="Standard">
      <style:text-properties officeooo:paragraph-rsid="0e8aa5aa"/>
    </style:style>
    <style:style style:name="P72" style:family="paragraph" style:parent-style-name="Standard">
      <style:text-properties officeooo:rsid="0e8aa5aa" officeooo:paragraph-rsid="0e8aa5aa"/>
    </style:style>
    <style:style style:name="P73" style:family="paragraph" style:parent-style-name="Footnote">
      <style:text-properties officeooo:rsid="043ccc66" officeooo:paragraph-rsid="0e849f1d"/>
    </style:style>
    <style:style style:name="P7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5" style:family="paragraph" style:parent-style-name="Standard">
      <style:text-properties officeooo:paragraph-rsid="0ecd4bf5"/>
    </style:style>
    <style:style style:name="P76" style:family="paragraph" style:parent-style-name="Footnote">
      <style:text-properties officeooo:paragraph-rsid="0f025efd"/>
    </style:style>
    <style:style style:name="P77" style:family="paragraph" style:parent-style-name="Standard">
      <style:text-properties officeooo:paragraph-rsid="0f0649dd"/>
    </style:style>
    <style:style style:name="P78" style:family="paragraph" style:parent-style-name="Footnote">
      <style:text-properties officeooo:paragraph-rsid="0f140c00"/>
    </style:style>
    <style:style style:name="P79" style:family="paragraph" style:parent-style-name="Standard">
      <style:text-properties officeooo:paragraph-rsid="0f2db54e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1" style:family="paragraph" style:parent-style-name="Standard">
      <style:text-properties officeooo:paragraph-rsid="0f466349"/>
    </style:style>
    <style:style style:name="P82" style:family="paragraph" style:parent-style-name="Footnote">
      <style:text-properties officeooo:paragraph-rsid="0f12f362"/>
    </style:style>
    <style:style style:name="P83" style:family="paragraph" style:parent-style-name="Standard">
      <style:text-properties officeooo:paragraph-rsid="0f66ac77"/>
    </style:style>
    <style:style style:name="P84" style:family="paragraph" style:parent-style-name="Footnote">
      <style:text-properties officeooo:paragraph-rsid="0f051f9f"/>
    </style:style>
    <style:style style:name="P85" style:family="paragraph" style:parent-style-name="Footnote">
      <style:text-properties officeooo:paragraph-rsid="0f8706e5"/>
    </style:style>
    <style:style style:name="P86" style:family="paragraph" style:parent-style-name="Standard">
      <style:text-properties officeooo:paragraph-rsid="0f99f892"/>
    </style:style>
    <style:style style:name="P87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style:font-name="Liberation Sans" fo:font-size="10pt" officeooo:rsid="0f856ad1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5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6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7" style:family="text">
      <style:text-properties fo:color="#000000" loext:opacity="100%" style:font-name="Liberation Sans" fo:font-size="12pt" style:font-size-asian="12pt" style:font-size-complex="12pt"/>
    </style:style>
    <style:style style:name="T27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8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officeooo:rsid="047da547"/>
    </style:style>
    <style:style style:name="T3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5" style:family="text">
      <style:text-properties style:use-window-font-color="true" loext:opacity="0%" style:font-name="Liberation Sans" fo:font-size="12pt" style:font-size-asian="12pt" style:font-size-complex="12pt"/>
    </style:style>
    <style:style style:name="T326" style:family="text">
      <style:text-properties style:use-window-font-color="true" loext:opacity="0%" style:font-name="Liberation Sans" officeooo:rsid="0f9c0235"/>
    </style:style>
    <style:style style:name="T327" style:family="text">
      <style:text-properties officeooo:rsid="04473353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officeooo:rsid="0aace3cd"/>
    </style:style>
    <style:style style:name="T330" style:family="text">
      <style:text-properties fo:font-size="10pt" style:font-size-asian="10pt" style:font-size-complex="10pt"/>
    </style:style>
    <style:style style:name="T3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officeooo:rsid="0eef9ccc"/>
    </style:style>
    <style:style style:name="T335" style:family="text">
      <style:text-properties officeooo:rsid="0e80285f"/>
    </style:style>
    <style:style style:name="T336" style:family="text">
      <style:text-properties officeooo:rsid="0e838e2a"/>
    </style:style>
    <style:style style:name="T337" style:family="text">
      <style:text-properties officeooo:rsid="0e83c34e"/>
    </style:style>
    <style:style style:name="T338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style:font-size-asian="12pt" style:font-size-complex="12pt"/>
    </style:style>
    <style:style style:name="T35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8"><text:span text:style-name="T239">C</text:span><text:span text:style-name="T238">hecklist voor </text:span><text:span text:style-name="T240">de installatie</text:span><text:span text:style-name="T238"> van </text:span><text:span text:style-name="T238"><text:user-field-get text:name="Distro">Debian</text:user-field-get></text:span><text:span text:style-name="T241"><text:s/></text:span><text:span text:style-name="T241"><text:user-field-get text:name="Version">11</text:user-field-get></text:span><text:span text:style-name="Strong_20_Emphasis"><text:span text:style-name="T272"><text:s/></text:span></text:span><text:span text:style-name="Strong_20_Emphasis"><text:span text:style-name="T273">LTS</text:span></text:span><text:span text:style-name="T242"><text:note text:id="ftn1" text:note-class="footnote"><text:note-citation>1</text:note-citation><text:note-body><text:p text:style-name="P25"><text:span text:style-name="T280">LTS</text:span><text:span text:style-name="T288"> </text:span><text:span text:style-name="T289">staat voor</text:span><text:span text:style-name="T290"> </text:span><text:span text:style-name="T280">Long-Term Support, langetermijnondersteuning, </text:span><text:span text:style-name="T291">en </text:span><text:span text:style-name="T293">d</text:span><text:span text:style-name="T291">eze </text:span><text:span text:style-name="T295"><text:user-field-get text:name="Distro">Debian</text:user-field-get></text:span><text:span text:style-name="T296"><text:s/></text:span><text:span text:style-name="T296"><text:user-field-get text:name="Version">11</text:user-field-get></text:span><text:span text:style-name="Strong_20_Emphasis"><text:span text:style-name="T274"><text:s/></text:span></text:span><text:span text:style-name="T291">LTS </text:span><text:span text:style-name="T294">(codenaam bullseye) </text:span><text:span text:style-name="T289">van</text:span><text:span text:style-name="T292"> </text:span><text:span text:style-name="T285">augustus </text:span><text:span text:style-name="Strong_20_Emphasis"><text:span text:style-name="T179"><text:user-field-get style:data-style-name="N0" text:name="Releaseyear">2021</text:user-field-get></text:span></text:span><text:span text:style-name="T285"><text:s/></text:span><text:span text:style-name="T280">wordt </text:span><text:span text:style-name="T286">vijf</text:span><text:span text:style-name="T280"> jaar onder</text:span><text:span text:style-name="T292">houden</text:span><text:span text:style-name="T287"> </text:span><text:span text:style-name="T280">tot </text:span><text:span text:style-name="T285">augustus</text:span><text:span text:style-name="T281"> </text:span><text:span text:style-name="T280">202</text:span><text:span text:style-name="T282">6</text:span><text:span text:style-name="T283">.</text:span></text:p></text:note-body></text:note></text:span><text:span text:style-name="T243"> </text:span><text:span text:style-name="T243"><text:user-field-get text:name="Edition">desktop</text:user-field-get></text:span><text:span text:style-name="T244">.</text:span></text:p>
      <text:p text:style-name="P4"/>
      <text:p text:style-name="P79"><text:span text:style-name="T37">Kijk op</text:span><text:span text:style-name="T265"> </text:span><text:a xlink:type="simple" xlink:href="https://karelzimmer.nl/" text:style-name="Internet_20_link" text:visited-style-name="Visited_20_Internet_20_Link"><text:span text:style-name="T9">karelzimmer.nl</text:span></text:a><text:span text:style-name="T265"> </text:span><text:span text:style-name="T299">voor</text:span><text:span text:style-name="T300"> </text:span><text:span text:style-name="T301">deze en andere </text:span><text:span text:style-name="T302">Linux documenten</text:span><text:span text:style-name="T38">, scripts, </text:span><text:span text:style-name="T39">en informatie</text:span><text:span text:style-name="T38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5"/>
      <text:p text:style-name="P34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, </text:span><text:span text:style-name="T303">zie </text:span><text:span text:style-name="T326">[</text:span><text:span text:style-name="T303">toelichting</text:span><text:span text:style-name="T326">]</text:span><text:span text:style-name="T20">:</text:span></text:p>
      <text:p text:style-name="P28"><text:span text:style-name="Definition"><text:span text:style-name="T305">g</text:span></text:span><text:span text:style-name="Definition"><text:span text:style-name="T304">ebruiker</text:span></text:span><text:span text:style-name="Definition"><text:span text:style-name="T307"><text:tab/><text:tab/></text:span></text:span><text:span text:style-name="Definition"><text:span text:style-name="T325"> <text:tab/><text:tab/></text:span></text:span><text:span text:style-name="T308"><draw:control text:anchor-type="as-char" svg:y="-0.429cm" draw:z-index="8" draw:name="Gebruiker" draw:style-name="gr2" draw:text-style-name="P94" svg:width="6.061cm" svg:height="0.6cm" draw:control="control9"><svg:title>Gebruiker</svg:title><svg:desc>Volledige naam, bijv. Jan Stek</svg:desc></draw:control></text:span><text:span text:style-name="T308"><text:tab/></text:span><text:span text:style-name="T309">[</text:span><text:span text:style-name="T306">volledige naam, bijv. </text:span><text:span text:style-name="T322">J</text:span><text:span text:style-name="T323">a</text:span><text:span text:style-name="T322">n </text:span><text:span text:style-name="T323">Jansen</text:span><text:span text:style-name="T324">]</text:span></text:p>
      <text:p text:style-name="Standard"><text:span text:style-name="Definition"><text:span text:style-name="T305">g</text:span></text:span><text:span text:style-name="Definition"><text:span text:style-name="T304">ebruikersnaam<text:tab/></text:span></text:span><text:span text:style-name="Definition"><text:span text:style-name="T304"><draw:control text:anchor-type="as-char" svg:y="-0.429cm" draw:z-index="9" draw:name="Gberuikersnaam" draw:style-name="gr2" draw:text-style-name="P94" svg:width="6.061cm" svg:height="0.6cm" draw:control="control10"><svg:title>Gebruikersnaam</svg:title><svg:desc>Korte naam, bijv. jan</svg:desc></draw:control></text:span></text:span><text:span text:style-name="Definition"><text:span text:style-name="T304"><text:tab/></text:span></text:span><text:span text:style-name="T11">[</text:span><text:span text:style-name="T10">korte naam, bijv. </text:span><text:span text:style-name="T262">j</text:span><text:span text:style-name="T263">a</text:span><text:span text:style-name="T262">n</text:span><text:span text:style-name="T264">]</text:span></text:p>
      <text:p text:style-name="P27"><text:span text:style-name="Definition"><text:span text:style-name="T311">c</text:span></text:span><text:span text:style-name="Definition"><text:span text:style-name="T310">omputernaam<text:tab/><text:tab/></text:span></text:span><text:span text:style-name="Definition"><text:span text:style-name="T308"><draw:control text:anchor-type="as-char" svg:y="-0.429cm" draw:z-index="10" draw:name="Computernaam" draw:style-name="gr2" draw:text-style-name="P94" svg:width="6.061cm" svg:height="0.6cm" draw:control="control11"><svg:title>Computernaam</svg:title><svg:desc>Unieke naam van de computer</svg:desc></draw:control></text:span></text:span><text:span text:style-name="Definition"><text:span text:style-name="T308"><text:tab/></text:span></text:span><text:span text:style-name="Definition"><text:span text:style-name="T319">[</text:span></text:span><text:span text:style-name="Definition"><text:span text:style-name="T315">naam van de compute</text:span></text:span><text:span text:style-name="Definition"><text:span text:style-name="T316">r, </text:span></text:span><text:span text:style-name="Definition"><text:span text:style-name="T317">bijv. p</text:span></text:span><text:span text:style-name="Definition"><text:span text:style-name="T318">c02</text:span></text:span><text:span text:style-name="Definition"><text:span text:style-name="T319">]</text:span></text:span></text:p>
      <text:p text:style-name="P27"><text:span text:style-name="Definition"><text:span text:style-name="T305">o</text:span></text:span><text:span text:style-name="Definition"><text:span text:style-name="T304">pstartmenu</text:span></text:span><text:span text:style-name="Definition"><text:span text:style-name="T308"><text:tab/><text:tab/><text:tab/></text:span></text:span><text:span text:style-name="Definition"><text:span text:style-name="T308"><draw:control text:anchor-type="as-char" svg:y="-0.429cm" draw:z-index="11" draw:name="Opstartmenu" draw:style-name="gr2" draw:text-style-name="P94" svg:width="6.061cm" svg:height="0.6cm" draw:control="control12"><svg:title>Opstartmenu</svg:title><svg:desc>Toets voor het opstartmenu ("bootmenu")</svg:desc></draw:control></text:span></text:span><text:span text:style-name="Definition"><text:span text:style-name="T308"><text:tab/></text:span></text:span><text:span text:style-name="Definition"><text:span text:style-name="T319">[</text:span></text:span><text:span text:style-name="Definition"><text:span text:style-name="T315">to</text:span></text:span><text:span text:style-name="Definition"><text:span text:style-name="T320">ets voor het opstartmedium</text:span></text:span><text:span text:style-name="Definition"><text:span text:style-name="T321">]</text:span></text:span></text:p>
      <text:p text:style-name="P32"><text:span text:style-name="Definition"><text:span text:style-name="T312">i</text:span></text:span><text:span text:style-name="Definition"><text:span text:style-name="T313">nstellingen</text:span></text:span><text:span text:style-name="T314"><text:tab/> <text:tab/><text:tab/></text:span><text:span text:style-name="T314"><draw:control text:anchor-type="as-char" svg:y="-0.429cm" draw:z-index="7" draw:name="Instellingen" draw:style-name="gr2" draw:text-style-name="P94" svg:width="6.061cm" svg:height="0.6cm" draw:control="control8"><svg:title>Instellingen</svg:title><svg:desc>Toets voor het BIOS/UEFI-scherm ("setup")</svg:desc></draw:control></text:span><text:span text:style-name="T314"><text:tab/></text:span><text:span text:style-name="T319">[</text:span><text:span text:style-name="T315">toets voor het UEFI-BIOS-scherm</text:span><text:span text:style-name="T319">]</text:span></text:p>
      <text:p text:style-name="P30"><text:span text:style-name="Definition"><text:span text:style-name="T339">g</text:span></text:span><text:span text:style-name="Definition"><text:span text:style-name="T338">ebruiker</text:span></text:span><text:span text:style-name="Definition"><text:span text:style-name="T340">2</text:span></text:span><text:span text:style-name="Definition"><text:span text:style-name="T341"><text:tab/></text:span></text:span><text:span text:style-name="Definition"><text:span text:style-name="T353"> <text:tab/><text:tab/></text:span></text:span><text:span text:style-name="T342"><draw:control text:anchor-type="as-char" svg:y="-0.429cm" draw:z-index="18" draw:name="Gebruiker 1" draw:style-name="gr2" draw:text-style-name="P94" svg:width="6.061cm" svg:height="0.6cm" draw:control="control19"><svg:title>Gebruiker</svg:title><svg:desc>Volledige naam, bijv. Jan Stek</svg:desc></draw:control></text:span><text:span text:style-name="T342"><text:tab/></text:span><text:span text:style-name="T343">[</text:span><text:span text:style-name="T344">volledige naam </text:span><text:span text:style-name="T345">evt. 2</text:span><text:span text:style-name="T354">e</text:span><text:span text:style-name="T345"> gebruiker</text:span><text:span text:style-name="T346">]</text:span></text:p>
      <text:p text:style-name="P75"><text:span text:style-name="Definition"><text:span text:style-name="T339">g</text:span></text:span><text:span text:style-name="Definition"><text:span text:style-name="T338">ebruikersnaam</text:span></text:span><text:span text:style-name="Definition"><text:span text:style-name="T340">2</text:span></text:span><text:span text:style-name="Definition"><text:span text:style-name="T347"><text:tab/></text:span></text:span><text:span text:style-name="Definition"><text:span text:style-name="T347"><draw:control text:anchor-type="as-char" svg:y="-0.429cm" draw:z-index="19" draw:name="Gberuikersnaam 1" draw:style-name="gr2" draw:text-style-name="P94" svg:width="6.061cm" svg:height="0.6cm" draw:control="control20"><svg:title>Gebruikersnaam</svg:title><svg:desc>Korte naam, bijv. jan</svg:desc></draw:control></text:span></text:span><text:span text:style-name="Definition"><text:span text:style-name="T347"><text:tab/></text:span></text:span><text:span text:style-name="T349">[</text:span><text:span text:style-name="T348">korte naam</text:span><text:span text:style-name="T350"> </text:span><text:span text:style-name="T351">evt. 2</text:span><text:span text:style-name="T355">e</text:span><text:span text:style-name="T351"> gebruiker</text:span><text:span text:style-name="T352">]</text:span></text:p>
      <text:p text:style-name="P30"><text:span text:style-name="T250">Vervang </text:span><text:span text:style-name="Definition"><text:span text:style-name="T13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6"/>
      <text:p text:style-name="P29"><text:span text:style-name="Strong_20_Emphasis"><text:span text:style-name="T258"/></text:span></text:p>
      <text:p text:style-name="P31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53"> onder </text:span><text:span text:style-name="T259">Linux</text:span><text:span text:style-name="T254">.</text:span></text:p>
      <text:p text:style-name="P22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6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26"><text:span text:style-name="Strong_20_Emphasis"><text:span text:style-name="T257"/></text:span></text:p>
      <text:p text:style-name="P26"><text:span text:style-name="Strong_20_Emphasis"><text:span text:style-name="T257"/></text:span></text:p>
      <text:list xml:id="list3450290411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57"><text:note text:id="ftn2" text:note-class="footnote"><text:note-citation>2</text:note-citation><text:note-body><text:p text:style-name="P23"><text:span text:style-name="T196">E</text:span><text:span text:style-name="T199">v</text:span><text:span text:style-name="T200">en</text:span><text:span text:style-name="T202">t</text:span><text:span text:style-name="T203">uele </text:span><text:span text:style-name="T204">extra </text:span><text:span text:style-name="T206">gebruiker</text:span><text:span text:style-name="T204">s aanmelden </text:span><text:span text:style-name="T205">en dezelfde stappen uitvoeren</text:span><text:span text:style-name="T201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47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82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222">) </text:span></text:span>voor het installeren en beheren van Debian en op Debian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4"><text:span text:style-name="T245">De </text:span><text:span text:style-name="T246">Super</text:span><text:span text:style-name="T245">-toets is de Windows-toets, Command-toets </text:span><text:span text:style-name="T248">(Apple)</text:span><text:span text:style-name="T245">, of Vergrootglas-toets </text:span><text:span text:style-name="T248">(Chromebook)</text:span><text:span text:style-name="T245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1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/text:p>
            <text:p text:style-name="P61"><text:span text:style-name="User_20_Entry"><text:span text:style-name="T33"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2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3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2">1</text:span></text:span><text:span text:style-name="Strong_20_Emphasis"><text:span text:style-name="T143"> </text:span></text:span><text:span text:style-name="Strong_20_Emphasis"><text:span text:style-name="T144">In</text:span></text:span><text:span text:style-name="Strong_20_Emphasis"><text:span text:style-name="T136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38"/>
      <text:list xml:id="list74046276386240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6"><text:span text:style-name="T277">Start de computer op vanaf </text:span><text:span text:style-name="T278">een </text:span><text:span text:style-name="T269"><text:user-field-get text:name="Distro">Debian</text:user-field-get></text:span><text:span text:style-name="T270"><text:s/></text:span><text:span text:style-name="T270"><text:user-field-get text:name="Version">11</text:user-field-get></text:span><text:span text:style-name="Strong_20_Emphasis"><text:span text:style-name="T267"><text:s/></text:span></text:span><text:span text:style-name="T279">Live</text:span><text:span text:style-name="T158"><text:note text:id="ftn5" text:note-class="footnote"><text:note-citation>1</text:note-citation><text:note-body><text:p text:style-name="P25"><text:span text:style-name="T327">Vanaf ee</text:span>n Live <text:span text:style-name="T361">usb</text:span><text:span text:style-name="T329">-stick </text:span><text:span text:style-name="T334">(</text:span><text:span text:style-name="T329">of </text:span><text:span text:style-name="T334">dvd</text:span><text:span text:style-name="T284">)</text:span><text:span text:style-name="T330"> </text:span>kunt <text:span text:style-name="T327">u opstarten en</text:span> met <text:span text:style-name="T297"><text:user-field-get text:name="Distro">Debian</text:user-field-get></text:span><text:span text:style-name="T298"><text:s/></text:span>werken zonder deze te installeren.</text:p></text:note-body></text:note></text:span><text:span text:style-name="T157"> </text:span><text:span text:style-name="T162">usb</text:span><text:span text:style-name="T159">-stick</text:span><text:span text:style-name="T159"><text:note text:id="ftn6" text:note-class="footnote"><text:note-citation>2</text:note-citation><text:note-body><text:p text:style-name="P85"><text:span text:style-name="T21">D</text:span><text:span text:style-name="Strong_20_Emphasis"><text:span text:style-name="T166">ow</text:span></text:span><text:span text:style-name="Strong_20_Emphasis"><text:span text:style-name="T167">nload </text:span></text:span><text:span text:style-name="Strong_20_Emphasis"><text:span text:style-name="T164">e</text:span></text:span><text:span text:style-name="Strong_20_Emphasis"><text:span text:style-name="T168">e</text:span></text:span><text:span text:style-name="Strong_20_Emphasis"><text:span text:style-name="T169">n</text:span></text:span><text:span text:style-name="Strong_20_Emphasis"><text:span text:style-name="T193"> </text:span></text:span><text:span text:style-name="Strong_20_Emphasis"><text:span text:style-name="T225">cd</text:span></text:span><text:span text:style-name="Strong_20_Emphasis"><text:span text:style-name="T219">-beeldbestand</text:span></text:span><text:span text:style-name="Strong_20_Emphasis"><text:span text:style-name="T167"> </text:span></text:span><text:span text:style-name="Strong_20_Emphasis"><text:span text:style-name="T178">(.iso) </text:span></text:span><text:span text:style-name="Strong_20_Emphasis"><text:span text:style-name="T170">v</text:span></text:span><text:span text:style-name="Strong_20_Emphasis"><text:span text:style-name="T171">anaf</text:span></text:span><text:span text:style-name="Strong_20_Emphasis"><text:span text:style-name="T172"> </text:span></text:span><text:a xlink:type="simple" xlink:href="https://www.debian.org/CD/live/" text:style-name="Internet_20_link" text:visited-style-name="Visited_20_Internet_20_Link"><text:span text:style-name="Strong_20_Emphasis"><text:span text:style-name="T331">debian.org/cd/live</text:span></text:span></text:a><text:span text:style-name="Strong_20_Emphasis"><text:span text:style-name="T172">, blader naar beneden en klik op <text:line-break/></text:span></text:span><text:span text:style-name="Strong_20_Emphasis"><text:span text:style-name="T180">unofficial live images for </text:span></text:span><text:span text:style-name="Strong_20_Emphasis"><text:span text:style-name="T185">“</text:span></text:span><text:span text:style-name="Strong_20_Emphasis"><text:span text:style-name="T194">stable</text:span></text:span><text:span text:style-name="Strong_20_Emphasis"><text:span text:style-name="T185">”</text:span></text:span><text:span text:style-name="Strong_20_Emphasis"><text:span text:style-name="T180"> with firmware included</text:span></text:span><text:span text:style-name="Strong_20_Emphasis"><text:span text:style-name="T172">. <text:line-break/>Klik vervolgens </text:span></text:span><text:span text:style-name="Strong_20_Emphasis"><text:span text:style-name="T175">op</text:span></text:span><text:span text:style-name="Strong_20_Emphasis"><text:span text:style-name="T172"> </text:span></text:span><text:span text:style-name="Strong_20_Emphasis"><text:span text:style-name="T180">amd64/</text:span></text:span><text:span text:style-name="Strong_20_Emphasis"><text:span text:style-name="T172"> en </text:span></text:span><text:span text:style-name="Strong_20_Emphasis"><text:span text:style-name="T175">daarna op </text:span></text:span><text:span text:style-name="Strong_20_Emphasis"><text:span text:style-name="T180">iso-hybrid/</text:span></text:span><text:span text:style-name="Strong_20_Emphasis"><text:span text:style-name="T172">.<text:line-break/></text:span></text:span><text:span text:style-name="Strong_20_Emphasis"><text:span text:style-name="T176">K</text:span></text:span><text:span text:style-name="Strong_20_Emphasis"><text:span text:style-name="T177">lik op</text:span></text:span><text:span text:style-name="Strong_20_Emphasis"><text:span text:style-name="T173"> </text:span></text:span><text:span text:style-name="T181">debian-live-11...</text:span><text:span text:style-name="T182">-</text:span><text:span text:style-name="T181">amd-64-</text:span><text:span text:style-name="T182">gnome</text:span><text:span text:style-name="T183">+non-fre</text:span><text:span text:style-name="T184">e</text:span><text:span text:style-name="T183">.iso</text:span><text:span text:style-name="Strong_20_Emphasis"><text:span text:style-name="T167">.<text:line-break/></text:span></text:span><text:span text:style-name="Strong_20_Emphasis"><text:span text:style-name="T174">P</text:span></text:span><text:span text:style-name="T21">laats een </text:span><text:span text:style-name="T24">usb</text:span><text:span text:style-name="T21">-stick </text:span><text:span text:style-name="T22">van </text:span><text:span text:style-name="T21">min</text:span><text:span text:style-name="T23">imaal </text:span><text:span text:style-name="T21">4 GB.</text:span></text:p><text:p text:style-name="P76"><text:span text:style-name="T21"><text:tab/></text:span><text:span text:style-name="Strong_20_Emphasis"><text:span text:style-name="T207">Zoek</text:span></text:span><text:span text:style-name="Strong_20_Emphasis"><text:span text:style-name="T208"> </text:span></text:span><text:span text:style-name="Strong_20_Emphasis"><text:span text:style-name="T227">s</text:span></text:span><text:span text:style-name="Strong_20_Emphasis"><text:span text:style-name="T228">ch</text:span></text:span><text:span text:style-name="Strong_20_Emphasis"><text:span text:style-name="T208"> en klik op het pictogram van</text:span></text:span><text:span text:style-name="Strong_20_Emphasis"><text:span text:style-name="T209"> </text:span></text:span><text:span text:style-name="Strong_20_Emphasis"><text:span text:style-name="T230">Schijven</text:span></text:span><text:span text:style-name="Strong_20_Emphasis"><text:span text:style-name="T210">. Selecteer de </text:span></text:span><text:span text:style-name="Strong_20_Emphasis"><text:span text:style-name="T226">usb</text:span></text:span><text:span text:style-name="Strong_20_Emphasis"><text:span text:style-name="T210">-stick in de lijst van schijven aan de linkerkant en klik rechtsboven op </text:span></text:span><text:span text:style-name="Strong_20_Emphasis"><text:span text:style-name="T229">Schijfinstellingen</text:span></text:span><text:span text:style-name="Strong_20_Emphasis"><text:span text:style-name="T210"> </text:span></text:span><text:span text:style-name="Strong_20_Emphasis"><text:span text:style-name="T229">⋮</text:span></text:span><text:span text:style-name="Strong_20_Emphasis"><text:span text:style-name="T210"> (icoontje met de drie puntjes).</text:span></text:span></text:p><text:p text:style-name="P84"><text:span text:style-name="Strong_20_Emphasis"><text:span text:style-name="T210"><text:tab/>Kies </text:span></text:span><text:span text:style-name="Strong_20_Emphasis"><text:span text:style-name="T229">Schijfkopie terugzetten</text:span></text:span><text:span text:style-name="Strong_20_Emphasis"><text:span text:style-name="T210"> en selecteer </text:span></text:span><text:span text:style-name="Strong_20_Emphasis"><text:span text:style-name="T221">het net</text:span></text:span><text:span text:style-name="Strong_20_Emphasis"><text:span text:style-name="T219"> gedownloade </text:span></text:span><text:span text:style-name="Strong_20_Emphasis"><text:span text:style-name="T225">cd</text:span></text:span><text:span text:style-name="Strong_20_Emphasis"><text:span text:style-name="T219">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76"><text:span text:style-name="Strong_20_Emphasis"><text:span text:style-name="T210"><text:tab/>Klik op </text:span></text:span><text:span text:style-name="Strong_20_Emphasis"><text:span text:style-name="T229">Terugzetten starten</text:span></text:span><text:span text:style-name="Strong_20_Emphasis"><text:span text:style-name="T210"> en vervolgens op </text:span></text:span><text:span text:style-name="Strong_20_Emphasis"><text:span text:style-name="T229">Terugzetten</text:span></text:span><text:span text:style-name="Strong_20_Emphasis"><text:span text:style-name="T211">.<text:line-break/></text:span></text:span><text:span text:style-name="Strong_20_Emphasis"><text:span text:style-name="T223">O</text:span></text:span><text:span text:style-name="Strong_20_Emphasis"><text:span text:style-name="T212">f </text:span></text:span><text:span text:style-name="Strong_20_Emphasis"><text:span text:style-name="T213">gebruik </text:span></text:span><text:span text:style-name="Strong_20_Emphasis"><text:span text:style-name="T214">het programma </text:span></text:span><text:span text:style-name="Strong_20_Emphasis"><text:span text:style-name="T197">Etche</text:span></text:span><text:span text:style-name="Strong_20_Emphasis"><text:span text:style-name="T198">r</text:span></text:span><text:span text:style-name="Strong_20_Emphasis"><text:span text:style-name="T214"> </text:span></text:span><text:span text:style-name="Strong_20_Emphasis"><text:span text:style-name="T215">(</text:span></text:span><text:a xlink:type="simple" xlink:href="https://www.balena.io/etcher/" text:style-name="Internet_20_link" text:visited-style-name="Visited_20_Internet_20_Link"><text:span text:style-name="Strong_20_Emphasis"><text:span text:style-name="T332">etcher.io</text:span></text:span></text:a><text:span text:style-name="Strong_20_Emphasis"><text:span text:style-name="T215">) </text:span></text:span><text:span text:style-name="Strong_20_Emphasis"><text:span text:style-name="T224">dat </text:span></text:span><text:span text:style-name="Strong_20_Emphasis"><text:span text:style-name="T212">beschikbaar </text:span></text:span><text:span text:style-name="Strong_20_Emphasis"><text:span text:style-name="T224">is </text:span></text:span><text:span text:style-name="Strong_20_Emphasis"><text:span text:style-name="T212">voor </text:span></text:span><text:span text:style-name="Strong_20_Emphasis"><text:span text:style-name="T210">Windows, </text:span></text:span><text:span text:style-name="Strong_20_Emphasis"><text:span text:style-name="T216">mac</text:span></text:span><text:span text:style-name="Strong_20_Emphasis"><text:span text:style-name="T217">OS</text:span></text:span><text:span text:style-name="Strong_20_Emphasis"><text:span text:style-name="T214">, </text:span></text:span><text:span text:style-name="Strong_20_Emphasis"><text:span text:style-name="T215">en </text:span></text:span><text:span text:style-name="Strong_20_Emphasis"><text:span text:style-name="T214">Linux</text:span></text:span><text:span text:style-name="Strong_20_Emphasis"><text:span text:style-name="T218">.</text:span></text:span></text:p></text:note-body></text:note></text:span><text:span text:style-name="T157"> </text:span><text:span text:style-name="T163">of dvd.</text:span></text:p>
            <text:p text:style-name="P49"><text:span text:style-name="T160">Opstartmenu/</text:span><text:span text:style-name="T161">boot menu</text:span><text:span text:style-name="T160"> </text:span><text:span text:style-name="T157">via </text:span><text:span text:style-name="Definition"><text:span text:style-name="T5">opstartmenu</text:span></text:span><text:span text:style-name="T157">, </text:span><text:span text:style-name="T160">instellingen/</text:span><text:span text:style-name="T161">setup</text:span><text:span text:style-name="T157"> via </text:span><text:span text:style-name="Definition"><text:span text:style-name="T5">instelling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4">V</text:span></text:span><text:span text:style-name="Strong_20_Emphasis"><text:span text:style-name="T41">olg de aanwijzingen </text:span></text:span><text:span text:style-name="Strong_20_Emphasis"><text:span text:style-name="T53">op de schermen</text:span></text:span><text:span text:style-name="Strong_20_Emphasis"><text:span text:style-name="T11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46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2">Als het scherm </text:span></text:span><text:span text:style-name="Strong_20_Emphasis"><text:span text:style-name="T131">Wi-Fi</text:span></text:span><text:span text:style-name="Strong_20_Emphasis"><text:span text:style-name="T42"> verschijnt, kies </text:span></text:span><text:span text:style-name="Strong_20_Emphasis"><text:span text:style-name="T55">het</text:span></text:span><text:span text:style-name="Strong_20_Emphasis"><text:span text:style-name="T42"> draadloos netwerk, maak verbinding, en klik op</text:span></text:span><text:span text:style-name="Strong_20_Emphasis"><text:span text:style-name="T112"> </text:span></text:span><text:span text:style-name="Strong_20_Emphasis"><text:span text:style-name="T149">N</text:span></text:span><text:span text:style-name="Strong_20_Emphasis"><text:span text:style-name="T129">ext</text:span></text:span><text:span text:style-name="Strong_20_Emphasis"><text:span text:style-name="T11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3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3">Start de installatie</text:span></text:span><text:span text:style-name="Strong_20_Emphasis"><text:span text:style-name="T113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5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6">Install Debian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43">Bij </text:span></text:span><text:span text:style-name="Strong_20_Emphasis"><text:span text:style-name="T132">Welcome</text:span></text:span><text:span text:style-name="Strong_20_Emphasis"><text:span text:style-name="T43"> kies </text:span></text:span><text:span text:style-name="Strong_20_Emphasis"><text:span text:style-name="T132">Nederlands</text:span></text:span><text:span text:style-name="Strong_20_Emphasis"><text:span text:style-name="T43"> en klik op </text:span></text:span><text:span text:style-name="Strong_20_Emphasis"><text:span text:style-name="T132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8">Locatie</text:span> kies bij <text:span text:style-name="T328">Regio</text:span> voor <text:span text:style-name="T328">Europa</text:span> en klik op <text:span text:style-name="T328">Volgende</text:span>.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8">Toetsenbord</text:span> kies <text:span text:style-name="T328">English (US)</text:span> en klik op <text:span text:style-name="T328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3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18">Partities</text:span><text:span text:style-name="T6"> </text:span><text:span text:style-name="T275">selecteer</text:span><text:span text:style-name="T6"> </text:span><text:span text:style-name="T7">de </text:span><text:span text:style-name="T6">gewenste </text:span><text:span text:style-name="T276">optie </text:span><text:span text:style-name="Strong_20_Emphasis"><text:span text:style-name="T45">en klik op </text:span></text:span><text:span text:style-name="Strong_20_Emphasis"><text:span text:style-name="T133">Volgende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111">Bij </text:span></text:span><text:span text:style-name="Strong_20_Emphasis"><text:span text:style-name="T130">Gebruikers</text:span></text:span><text:span text:style-name="Strong_20_Emphasis"><text:span text:style-name="T111"> vul in </text:span></text:span><text:span text:style-name="Strong_20_Emphasis"><text:span text:style-name="T134">Wat is je naam?</text:span></text:span><text:span text:style-name="Strong_20_Emphasis"><text:span text:style-name="T46"> </text:span></text:span><text:span text:style-name="Definition"><text:span text:style-name="T14">gebruiker</text:span></text:span><text:span text:style-name="Strong_20_Emphasis"><text:span text:style-name="T101">,</text:span></text:span><text:span text:style-name="Strong_20_Emphasis"><text:span text:style-name="T47"> </text:span></text:span><text:span text:style-name="Strong_20_Emphasis"><text:span text:style-name="T134">Welke naam wil je gebruiken om in te loggen?</text:span></text:span><text:span text:style-name="Strong_20_Emphasis"><text:span text:style-name="T47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3">, </text:span></text:span><text:span text:style-name="Strong_20_Emphasis"><text:span text:style-name="T135">Wat is de </text:span></text:span><text:span text:style-name="Strong_20_Emphasis"><text:span text:style-name="T134">naam van deze </text:span></text:span><text:span text:style-name="Strong_20_Emphasis"><text:span text:style-name="T135">computer</text:span></text:span><text:span text:style-name="Strong_20_Emphasis"><text:span text:style-name="T48"> </text:span></text:span><text:span text:style-name="Definition"><text:span text:style-name="T14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18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7">V</text:span></text:span><text:span text:style-name="Strong_20_Emphasis"><text:span text:style-name="T138">olgende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51">Bij </text:span></text:span><text:span text:style-name="Strong_20_Emphasis"><text:span text:style-name="T150">Samenvatting</text:span></text:span><text:span text:style-name="Strong_20_Emphasis"><text:span text:style-name="T115"> </text:span></text:span><text:span text:style-name="Strong_20_Emphasis"><text:span text:style-name="T116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9">Installeer</text:span></text:span><text:span text:style-name="Strong_20_Emphasis"><text:span text:style-name="T40">.</text:span></text:span></text:p>
          </table:table-cell>
        </table:table-row>
      </table:table>
      <text:p text:style-name="P48"><text:span text:style-name="Strong_20_Emphasis"><text:span text:style-name="T114"/></text:span></text:p>
      <text:list xml:id="list74046028808430" text:continue-numbering="true" text:style-name="L1">
        <text:list-item>
          <text:p text:style-name="P92"><text:span text:style-name="Strong_20_Emphasis"><text:span text:style-name="T151">Installatie </text:span></text:span><text:span text:style-name="Strong_20_Emphasis"><text:span text:style-name="T152">afronden</text:span></text:span></text:p>
        </text:list-item>
      </text:list>
      <text:p text:style-name="P50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78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222">) </text:span></text:span>voor het installeren en beheren van Debian en op Debian gebaseerd systeem zoals Ubuntu.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87"><text:span text:style-name="T245">De </text:span><text:span text:style-name="T246">Super</text:span><text:span text:style-name="T245">-toets is de Windows-toets, Command-toets </text:span><text:span text:style-name="T248">(Apple)</text:span><text:span text:style-name="T245">, of Vergrootglas-toets </text:span><text:span text:style-name="T248">(Chromebook)</text:span><text:span text:style-name="T245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4">. 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0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1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3 </text:span></text:span><text:span text:style-name="Strong_20_Emphasis"><text:span text:style-name="T146">Installatie</text:span></text:span><text:span text:style-name="Strong_20_Emphasis"><text:span text:style-name="T147"> </text:span></text:span><text:span text:style-name="Strong_20_Emphasis"><text:span text:style-name="T148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0"><text:span text:style-name="Strong_20_Emphasis"><text:span text:style-name="T52"><text:tab/></text:span></text:span></text:p>
      <text:p text:style-name="P51"><text:span text:style-name="Strong_20_Emphasis"><text:span text:style-name="T72"/></text:span></text:p>
      <text:list xml:id="list74046409687067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3" svg:width="0.35cm" svg:height="0.35cm" draw:control="control17"/></text:span></text:span></text:p>
          </table:table-cell>
          <table:table-cell table:style-name="Tabel2.A1" office:value-type="string">
            <text:p text:style-name="P45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7"><text:note text:id="ftn9" text:note-class="footnote"><text:note-citation>1</text:note-citation><text:note-body><text:p text:style-name="P73"><text:span text:style-name="User_20_Entry"><text:span text:style-name="T165">E</text:span></text:span><text:span text:style-name="User_20_Entry"><text:span text:style-name="T186">v</text:span></text:span><text:span text:style-name="User_20_Entry"><text:span text:style-name="T187">en</text:span></text:span><text:span text:style-name="User_20_Entry"><text:span text:style-name="T189">t</text:span></text:span><text:span text:style-name="User_20_Entry"><text:span text:style-name="T190">uele </text:span></text:span><text:span text:style-name="User_20_Entry"><text:span text:style-name="T191">extra </text:span></text:span><text:span text:style-name="User_20_Entry"><text:span text:style-name="T195">gebruiker</text:span></text:span><text:span text:style-name="User_20_Entry"><text:span text:style-name="T191">s aanmelden </text:span></text:span><text:span text:style-name="User_20_Entry"><text:span text:style-name="T192">en dezelfde stappen uitvoeren</text:span></text:span><text:span text:style-name="User_20_Entry"><text:span text:style-name="T188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3" svg:width="0.35cm" svg:height="0.35cm" draw:control="control18"/></text:span></text:span></text:p>
          </table:table-cell>
          <table:table-cell table:style-name="Tabel2.A1" office:value-type="string">
            <text:p text:style-name="P44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6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 text:id="ftn10" text:note-class="footnote"><text:note-citation>2</text:note-citation><text:note-body><text:p text:style-name="P87"><text:span text:style-name="T245">De </text:span><text:span text:style-name="T246">Super</text:span><text:span text:style-name="T245">-toets is de Windows-toets, Command-toets </text:span><text:span text:style-name="T248">(Apple)</text:span><text:span text:style-name="T245">, of Vergrootglas-toets </text:span><text:span text:style-name="T248">(Chromebook)</text:span><text:span text:style-name="T245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4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4 </text:span></text:span><text:span text:style-name="Strong_20_Emphasis"><text:span text:style-name="T128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19">.</text:span></text:span></text:p>
          </table:table-cell>
        </table:table-row>
      </table:table>
      <text:p text:style-name="P42"><text:span text:style-name="Strong_20_Emphasis"><text:span text:style-name="T99"/></text:span></text:p>
      <text:p text:style-name="P19"/>
      <text:p text:style-name="P19"/>
      <text:p text:style-name="P86"><text:span text:style-name="T153">E</text:span><text:span text:style-name="T154">inde c</text:span><text:span text:style-name="T155">hecklist, </text:span><text:span text:style-name="T156">d</text:span><text:span text:style-name="T155">e</text:span><text:span text:style-name="T266"> installatie van </text:span><text:span text:style-name="T266"><text:user-field-get text:name="Distro">Debian</text:user-field-get></text:span><text:span text:style-name="T270"><text:s/></text:span><text:span text:style-name="T270"><text:user-field-get text:name="Version">11</text:user-field-get></text:span><text:span text:style-name="Strong_20_Emphasis"><text:span text:style-name="T267"><text:s/></text:span></text:span><text:span text:style-name="Strong_20_Emphasis"><text:span text:style-name="T268">LTS </text:span></text:span><text:span text:style-name="Strong_20_Emphasis"><text:span text:style-name="T271"><text:user-field-get text:name="Edition">desktop</text:user-field-get></text:span></text:span><text:span text:style-name="Strong_20_Emphasis"><text:span text:style-name="T271"><text:s/></text:span></text:span><text:span text:style-name="T266">is voltooid.</text:span></text:p>
      <text:p text:style-name="P41"/>
      <text:p text:style-name="P33"><text:span text:style-name="Emphasis"><text:span text:style-name="T356">Geschreven </text:span></text:span><text:span text:style-name="Emphasis"><text:span text:style-name="T360">in </text:span></text:span><text:span text:style-name="Strong_20_Emphasis"><text:span text:style-name="T72"><text:user-field-get style:data-style-name="N0" text:name="Releaseyear">2021</text:user-field-get></text:span></text:span><text:span text:style-name="Emphasis"><text:span text:style-name="T359"><text:s/></text:span></text:span><text:span text:style-name="Emphasis"><text:span text:style-name="T356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7">Karel Zimmer</text:span></text:span></text:a><text:span text:style-name="Emphasis"><text:span text:style-name="T35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8">Creative Commons Publiek Domein Verklaring</text:span></text:span></text:a><text:span text:style-name="Emphasis"><text:span text:style-name="T35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1-19T07:40:45.723765087">19-0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19T07:40:45.533890336</dc:date>
    <meta:keyword>Installatie</meta:keyword>
    <meta:keyword>Checklist</meta:keyword>
    <meta:keyword>Linux</meta:keyword>
    <meta:editing-cycles>6719</meta:editing-cycles>
    <meta:editing-duration>P11DT19H59M43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35" meta:character-count="5029" meta:non-whitespace-character-count="4316"/>
    <meta:user-defined meta:name="Info 1"/>
    <meta:user-defined meta:name="Info 2"/>
    <meta:user-defined meta:name="Info 3"/>
    <meta:user-defined meta:name="Info 4"/>
  </office:meta>
</office:document-meta>
</file>